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draw:textarea-horizontal-align="justify" draw:textarea-vertical-align="middle" draw:auto-grow-height="false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3.97cm" svg:x="3.81cm" svg:y="6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0.559cm" svg:x="-8.525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8cm" svg:height="1.88cm" svg:x="6.425cm" svg:y="11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88cm" svg:height="1.905cm" svg:x="6.35cm" svg:y="14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2" draw:style-name="dp1" draw:master-page-name="Default">
        <draw:custom-shape draw:style-name="gr3" draw:text-style-name="P1" draw:layer="Layout" svg:width="13.97cm" svg:height="13.97cm" svg:x="3.81cm" svg:y="6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0.559cm" svg:x="-8.525cm" svg:y="4.04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" draw:text-style-name="P1" draw:layer="layout" svg:width="1.88cm" svg:height="1.88cm" svg:x="6.425cm" svg:y="11.7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6.35cm" svg:height="1.27cm" svg:x="8.89cm" svg:y="12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88cm" svg:height="1.905cm" svg:x="6.35cm" svg:y="14.2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6.35cm" svg:height="1.27cm" svg:x="8.863cm" svg:y="14.525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Default">
        <draw:custom-shape draw:style-name="gr1" draw:text-style-name="P1" draw:layer="layout" svg:width="13.97cm" svg:height="13.97cm" svg:x="3.81cm" svg:y="6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0.559cm" svg:x="-8.525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9.652cm" svg:x="8.493cm" svg:y="11.3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8cm" svg:height="1.88cm" svg:x="6.425cm" svg:y="11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88cm" svg:height="1.905cm" svg:x="6.35cm" svg:y="14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4" draw:style-name="dp1" draw:master-page-name="Default">
        <draw:custom-shape draw:style-name="gr4" draw:text-style-name="P1" draw:layer="layout" svg:width="12.7cm" svg:height="12.7cm" svg:x="4.4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2cm" svg:height="0.559cm" svg:x="-8.525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8cm" svg:height="1.88cm" svg:x="6.425cm" svg:y="11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88cm" svg:height="1.905cm" svg:x="6.35cm" svg:y="14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5" draw:style-name="dp1" draw:master-page-name="Default">
        <draw:custom-shape draw:style-name="gr3" draw:text-style-name="P1" draw:layer="Layout" svg:width="13.97cm" svg:height="13.97cm" svg:x="3.81cm" svg:y="6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0.559cm" svg:x="-8.525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8cm" svg:height="1.88cm" svg:x="6.425cm" svg:y="11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88cm" svg:height="1.905cm" svg:x="6.35cm" svg:y="14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8:08:05.386408160</meta:creation-date>
    <dc:date>2016-03-24T19:04:03.380386320</dc:date>
    <meta:editing-duration>PT26M19S</meta:editing-duration>
    <meta:editing-cycles>5</meta:editing-cycles>
    <meta:generator>LibreOffice/4.2.8.2$Linux_x86 LibreOffice_project/420m0$Build-2</meta:generator>
    <meta:document-statistic meta:object-count="26"/>
  </office:meta>
</office:document-meta>
</file>